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3pt" style:text-underline-style="solid" style:text-underline-width="auto" style:text-underline-color="font-color" fo:font-weight="bold" officeooo:rsid="00068292" officeooo:paragraph-rsid="00068292" style:font-size-asian="11.3500003814697pt" style:font-weight-asian="bold" style:font-size-complex="13pt" style:font-weight-complex="bold"/>
    </style:style>
    <style:style style:name="P2" style:family="paragraph" style:parent-style-name="Standard">
      <style:text-properties fo:font-size="13pt" style:text-underline-style="solid" style:text-underline-width="auto" style:text-underline-color="font-color" fo:font-weight="normal" officeooo:rsid="0012b47d" officeooo:paragraph-rsid="0012b47d" style:font-size-asian="13pt" style:font-weight-asian="normal" style:font-size-complex="13pt" style:font-weight-complex="normal"/>
    </style:style>
    <style:style style:name="P3" style:family="paragraph" style:parent-style-name="Standard">
      <style:text-properties fo:font-size="12pt" style:text-underline-style="solid" style:text-underline-width="auto" style:text-underline-color="font-color" fo:font-weight="normal" officeooo:rsid="00068292" officeooo:paragraph-rsid="00068292" style:font-size-asian="10.5pt" style:font-weight-asian="normal" style:font-size-complex="12pt" style:font-weight-complex="normal"/>
    </style:style>
    <style:style style:name="P4" style:family="paragraph" style:parent-style-name="Standard">
      <style:text-properties fo:font-size="12pt" style:text-underline-style="solid" style:text-underline-width="auto" style:text-underline-color="font-color" fo:font-weight="normal" officeooo:rsid="00075e3b" officeooo:paragraph-rsid="00075e3b" style:font-size-asian="10.5pt" style:font-weight-asian="normal" style:font-size-complex="12pt" style:font-weight-complex="normal"/>
    </style:style>
    <style:style style:name="P5" style:family="paragraph" style:parent-style-name="Standard">
      <style:text-properties fo:font-size="12pt" style:text-underline-style="solid" style:text-underline-width="auto" style:text-underline-color="font-color" fo:font-weight="normal" officeooo:rsid="000875e8" officeooo:paragraph-rsid="000875e8" style:font-size-asian="10.5pt" style:font-weight-asian="normal" style:font-size-complex="12pt" style:font-weight-complex="normal"/>
    </style:style>
    <style:style style:name="P6" style:family="paragraph" style:parent-style-name="Standard">
      <style:text-properties fo:font-size="12pt" style:text-underline-style="solid" style:text-underline-width="auto" style:text-underline-color="font-color" fo:font-weight="normal" officeooo:rsid="0009ae1e" officeooo:paragraph-rsid="0009ae1e" style:font-size-asian="10.5pt" style:font-weight-asian="normal" style:font-size-complex="12pt" style:font-weight-complex="normal"/>
    </style:style>
    <style:style style:name="P7" style:family="paragraph" style:parent-style-name="Standard">
      <style:text-properties fo:font-size="12pt" style:text-underline-style="solid" style:text-underline-width="auto" style:text-underline-color="font-color" fo:font-weight="normal" officeooo:rsid="0009ae1e" officeooo:paragraph-rsid="00135230" style:font-size-asian="10.5pt" style:font-weight-asian="normal" style:font-size-complex="12pt" style:font-weight-complex="normal"/>
    </style:style>
    <style:style style:name="P8" style:family="paragraph" style:parent-style-name="Standard">
      <style:text-properties fo:font-size="12pt" style:text-underline-style="solid" style:text-underline-width="auto" style:text-underline-color="font-color" fo:font-weight="normal" officeooo:rsid="000ebba4" officeooo:paragraph-rsid="000ebba4" style:font-size-asian="10.5pt" style:font-weight-asian="normal" style:font-size-complex="12pt" style:font-weight-complex="normal"/>
    </style:style>
    <style:style style:name="P9" style:family="paragraph" style:parent-style-name="Standard">
      <style:text-properties fo:font-size="12pt" style:text-underline-style="solid" style:text-underline-width="auto" style:text-underline-color="font-color" fo:font-weight="normal" officeooo:rsid="001090e1" officeooo:paragraph-rsid="001090e1" style:font-size-asian="10.5pt" style:font-weight-asian="normal" style:font-size-complex="12pt" style:font-weight-complex="normal"/>
    </style:style>
    <style:style style:name="P10" style:family="paragraph" style:parent-style-name="Standard">
      <style:text-properties fo:font-size="12pt" style:text-underline-style="solid" style:text-underline-width="auto" style:text-underline-color="font-color" officeooo:rsid="00149781" officeooo:paragraph-rsid="0016a361" style:font-size-asian="10.5pt" style:font-size-complex="12pt"/>
    </style:style>
    <style:style style:name="P11" style:family="paragraph" style:parent-style-name="Standard">
      <style:text-properties fo:font-size="12pt" style:text-underline-style="solid" style:text-underline-width="auto" style:text-underline-color="font-color" officeooo:rsid="00149781" officeooo:paragraph-rsid="00182c15" style:font-size-asian="10.5pt" style:font-size-complex="12pt"/>
    </style:style>
    <style:style style:name="P12" style:family="paragraph" style:parent-style-name="Standard">
      <style:text-properties fo:font-size="12pt" style:text-underline-style="none" fo:font-weight="normal" officeooo:rsid="00068292" officeooo:paragraph-rsid="00068292"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075e3b" officeooo:paragraph-rsid="00068292"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075e3b" officeooo:paragraph-rsid="00075e3b"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0875e8" officeooo:paragraph-rsid="000875e8"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08f7ad" officeooo:paragraph-rsid="000875e8"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08f7ad" officeooo:paragraph-rsid="0008f7ad"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09ae1e" officeooo:paragraph-rsid="0009ae1e"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0b337e" officeooo:paragraph-rsid="0009ae1e"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12b47d" officeooo:paragraph-rsid="0012b47d"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135230" officeooo:paragraph-rsid="00135230" style:font-size-asian="10.5pt" style:font-weight-asian="normal" style:font-size-complex="12pt" style:font-weight-complex="normal"/>
    </style:style>
    <style:style style:name="P22" style:family="paragraph" style:parent-style-name="Standard">
      <style:text-properties officeooo:paragraph-rsid="00068292"/>
    </style:style>
    <style:style style:name="P23" style:family="paragraph" style:parent-style-name="Standard">
      <style:text-properties style:text-underline-style="none" officeooo:rsid="000875e8" officeooo:paragraph-rsid="000875e8"/>
    </style:style>
    <style:style style:name="P24" style:family="paragraph" style:parent-style-name="Standard">
      <style:text-properties style:text-underline-style="none" officeooo:rsid="0009ae1e" officeooo:paragraph-rsid="0009ae1e"/>
    </style:style>
    <style:style style:name="P25" style:family="paragraph" style:parent-style-name="Standard">
      <style:text-properties style:text-underline-style="none" officeooo:rsid="000b934b" officeooo:paragraph-rsid="000b934b"/>
    </style:style>
    <style:style style:name="P26" style:family="paragraph" style:parent-style-name="Standard">
      <style:paragraph-properties fo:break-before="page"/>
      <style:text-properties fo:font-size="12pt" style:text-underline-style="none" fo:font-weight="normal" officeooo:rsid="0008f7ad" officeooo:paragraph-rsid="000875e8" style:font-size-asian="10.5pt" style:font-weight-asian="normal" style:font-size-complex="12pt" style:font-weight-complex="normal"/>
    </style:style>
    <style:style style:name="P27" style:family="paragraph" style:parent-style-name="Standard">
      <style:text-properties fo:font-size="12pt" style:text-underline-style="none" fo:font-weight="normal" officeooo:rsid="000ebba4" officeooo:paragraph-rsid="000ebba4" style:font-size-asian="10.5pt" style:font-weight-asian="normal" style:font-size-complex="12pt" style:font-weight-complex="normal"/>
    </style:style>
    <style:style style:name="P28" style:family="paragraph" style:parent-style-name="Standard">
      <style:text-properties fo:font-size="12pt" style:text-underline-style="none" fo:font-weight="normal" officeooo:rsid="001090e1" officeooo:paragraph-rsid="001090e1" style:font-size-asian="10.5pt" style:font-weight-asian="normal" style:font-size-complex="12pt" style:font-weight-complex="normal"/>
    </style:style>
    <style:style style:name="P29" style:family="paragraph" style:parent-style-name="Standard">
      <style:text-properties fo:font-size="12pt" style:text-underline-style="none" fo:font-weight="normal" officeooo:rsid="00149781" officeooo:paragraph-rsid="000b934b" style:font-size-asian="10.5pt" style:font-weight-asian="normal" style:font-size-complex="12pt" style:font-weight-complex="normal"/>
    </style:style>
    <style:style style:name="P30" style:family="paragraph" style:parent-style-name="Standard">
      <style:text-properties fo:font-size="12pt" style:text-underline-style="none" fo:font-weight="normal" officeooo:rsid="00149781" officeooo:paragraph-rsid="00149781" style:font-size-asian="10.5pt" style:font-weight-asian="normal" style:font-size-complex="12pt" style:font-weight-complex="normal"/>
    </style:style>
    <style:style style:name="P31" style:family="paragraph" style:parent-style-name="Standard">
      <style:text-properties fo:font-size="12pt" style:text-underline-style="none" fo:font-weight="normal" officeooo:rsid="001612fd" officeooo:paragraph-rsid="0016a361" style:font-size-asian="10.5pt" style:font-weight-asian="normal" style:font-size-complex="12pt" style:font-weight-complex="normal"/>
    </style:style>
    <style:style style:name="P32" style:family="paragraph" style:parent-style-name="Standard">
      <style:text-properties fo:font-size="12pt" style:text-underline-style="none" fo:font-weight="normal" officeooo:rsid="00182c15" officeooo:paragraph-rsid="00182c15" style:font-size-asian="10.5pt" style:font-weight-asian="normal" style:font-size-complex="12pt" style:font-weight-complex="normal"/>
    </style:style>
    <style:style style:name="P33" style:family="paragraph" style:parent-style-name="Standard">
      <style:text-properties fo:font-size="12pt" style:text-underline-style="solid" style:text-underline-width="auto" style:text-underline-color="font-color" fo:font-weight="normal" officeooo:rsid="00149781" officeooo:paragraph-rsid="00149781" style:font-size-asian="10.5pt" style:font-weight-asian="normal" style:font-size-complex="12pt" style:font-weight-complex="normal"/>
    </style:style>
    <style:style style:name="P34" style:family="paragraph" style:parent-style-name="Standard">
      <style:text-properties fo:font-size="13pt" style:text-underline-style="solid" style:text-underline-width="auto" style:text-underline-color="font-color" fo:font-weight="normal" officeooo:rsid="00149781" officeooo:paragraph-rsid="00149781" style:font-size-asian="13pt" style:font-weight-asian="normal" style:font-size-complex="13pt" style:font-weight-complex="normal"/>
    </style:style>
    <style:style style:name="T1" style:family="text">
      <style:text-properties fo:font-size="12pt" style:text-underline-style="none" fo:font-weight="normal" officeooo:rsid="00068292" style:font-size-asian="10.5pt" style:font-weight-asian="normal" style:font-size-complex="12pt" style:font-weight-complex="normal"/>
    </style:style>
    <style:style style:name="T2" style:family="text">
      <style:text-properties fo:font-size="12pt" style:text-underline-style="none" fo:font-weight="normal" officeooo:rsid="00075e3b" style:font-size-asian="10.5pt" style:font-weight-asian="normal" style:font-size-complex="12pt" style:font-weight-complex="normal"/>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08f7ad" style:font-size-asian="10.5pt" style:font-weight-asian="normal" style:font-size-complex="12pt" style:font-weight-complex="normal"/>
    </style:style>
    <style:style style:name="T5" style:family="text">
      <style:text-properties fo:font-size="12pt" fo:font-weight="normal" officeooo:rsid="000b337e" style:font-size-asian="10.5pt" style:font-weight-asian="normal" style:font-size-complex="12pt" style:font-weight-complex="normal"/>
    </style:style>
    <style:style style:name="T6" style:family="text">
      <style:text-properties fo:font-size="12pt" fo:font-weight="normal" officeooo:rsid="00135230" style:font-size-asian="10.5pt" style:font-weight-asian="normal" style:font-size-complex="12pt" style:font-weight-complex="normal"/>
    </style:style>
    <style:style style:name="T7" style:family="text">
      <style:text-properties fo:font-size="12pt" fo:font-weight="normal" officeooo:rsid="00149781" style:font-size-asian="10.5pt" style:font-weight-asian="normal" style:font-size-complex="12pt" style:font-weight-complex="normal"/>
    </style:style>
    <style:style style:name="T8"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9" style:family="text">
      <style:text-properties fo:font-size="12pt" style:text-underline-style="solid" style:text-underline-width="auto" style:text-underline-color="font-color" fo:font-weight="normal" officeooo:rsid="0008f7ad" style:font-size-asian="10.5pt" style:font-weight-asian="normal" style:font-size-complex="12pt" style:font-weight-complex="normal"/>
    </style:style>
    <style:style style:name="T10" style:family="text">
      <style:text-properties fo:font-size="12pt" style:text-underline-style="solid" style:text-underline-width="auto" style:text-underline-color="font-color" fo:font-weight="normal" officeooo:rsid="000b337e" style:font-size-asian="10.5pt" style:font-weight-asian="normal" style:font-size-complex="12pt" style:font-weight-complex="normal"/>
    </style:style>
    <style:style style:name="T11" style:family="text">
      <style:text-properties style:text-underline-style="none"/>
    </style:style>
    <style:style style:name="T12" style:family="text">
      <style:text-properties style:text-underline-style="none" officeooo:rsid="001108f9"/>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1612fd" style:font-weight-asian="normal" style:font-weight-complex="normal"/>
    </style:style>
    <style:style style:name="T15" style:family="text">
      <style:text-properties style:text-underline-style="none" fo:font-weight="normal" officeooo:rsid="0016a361" style:font-weight-asian="normal" style:font-weight-complex="normal"/>
    </style:style>
    <style:style style:name="T16" style:family="text">
      <style:text-properties style:text-underline-style="none" fo:font-weight="normal" officeooo:rsid="00182c15" style:font-weight-asian="normal" style:font-weight-complex="normal"/>
    </style:style>
    <style:style style:name="T17" style:family="text">
      <style:text-properties style:text-underline-style="solid" style:text-underline-width="auto" style:text-underline-color="font-color"/>
    </style:style>
    <style:style style:name="T18" style:family="text">
      <style:text-properties officeooo:rsid="00135230"/>
    </style:style>
    <style:style style:name="T19" style:family="text">
      <style:text-properties fo:font-weight="normal" officeooo:rsid="00182c15" style:font-weight-asian="normal" style:font-weight-complex="normal"/>
    </style:style>
    <style:style style:name="T20" style:family="text">
      <style:text-properties officeooo:rsid="001a21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Especialización, intercambio y dinero</text:p>
      <text:p text:style-name="P3">Las características de un sistema monetario</text:p>
      <text:p text:style-name="P12">Dudas 25/2</text:p>
      <text:p text:style-name="P3"/>
      <text:p text:style-name="P8">La economía del trueque</text:p>
      <text:p text:style-name="P27">El dinero no existe. Se intercambia un bien/servicio con otros bienes/servicios.</text:p>
      <text:p text:style-name="P28">El trueque es el intercambio de 2 productos, y el intercambio es la compra de un producto por dinero.</text:p>
      <text:p text:style-name="P9">Inconvenientes:<text:span text:style-name="T11"> Requiere coincidencia de necesidades en tiempo y espacio, problema de indivisibilidad, y falta de distinción entre comprador y vendedor.</text:span></text:p>
      <text:p text:style-name="P9">La especialización contribuye a la eficiencia:</text:p>
      <text:p text:style-name="P9"><text:span text:style-name="T11">Aquél trabajador especializado </text:span><text:span text:style-name="T12">podrá producir más en colaboración con otros trabajadores especializados. No obstante la especialización requiere intercambio.</text:span></text:p>
      <text:p text:style-name="P27"/>
      <text:p text:style-name="P3">Flujo circular de la renta:</text:p>
      <text:p text:style-name="P12"/>
      <text:p text:style-name="P12">Flujo circular de la renta es un gráfico creado por Samuelson, expresa de forma simplificada como funciona una economía. A un lado está la demanda (familias, consumidores) y al otro está la oferta (empresas, productores).</text:p>
      <text:p text:style-name="P12"/>
      <text:p text:style-name="P12">Premisas para entender:</text:p>
      <text:p text:style-name="P12"/>
      <text:p text:style-name="P12">1. No hay Estado</text:p>
      <text:p text:style-name="P12">2. No hay sector exterior</text:p>
      <text:p text:style-name="P12"/>
      <text:p text:style-name="P22"><text:span text:style-name="T1">Solo hay gente necesitada y empresas que las satisfacen. Las empresas, para </text:span><text:span text:style-name="T2">suministrar</text:span><text:span text:style-name="T1"> los bienes y servicios a los consumidores, tienen que comprar servicios también (tierra: materias primas, capital: material, edificios... y trabajo: mano de obra). Los que los suministran son las familias </text:span><text:span text:style-name="T2">(fuerza de trabajo, medios de producción…). A las familias se les remunera con dinero de las empresas (salario, alquiler…), pero las familias también les dan dinero comprando sus bienes.</text:span></text:p>
      <text:p text:style-name="P13"/>
      <text:p text:style-name="P14">La oferta crea su propia demanda.</text:p>
      <text:p text:style-name="P14"/>
      <text:p text:style-name="P2">El sistema monetario:</text:p>
      <text:p text:style-name="P20">Cómo tiene que ser el dinero para que la economía funcione de forma armónica y estable:</text:p>
      <text:p text:style-name="P20">uniforme, aceptado por la sociedad (difícil de falsificar, emitido en cantidades modera<text:span text:style-name="T20">d</text:span>as), conveniente (fácil de llevar, no muy pesado, difícil de perder), duradero.</text:p>
      <text:p text:style-name="P20"/>
      <text:p text:style-name="P20">El intercambio por trueque es ineficiente en sociedades evolucionadas. Por eso se recurre al intercambio por dinero. <text:span text:style-name="T18">Tarde o temprano, en una sociedad se desarrolla un sistema monetario de forma natural, incluso sin precisar del control del gobierno. (piedras, cigarros, chapas…)</text:span></text:p>
      <text:p text:style-name="P20"/>
      <text:p text:style-name="P4">En qué se apoya una moneda:</text:p>
      <text:p text:style-name="P14"/>
      <text:p text:style-name="P14">En la confianza que la gente que tiene en la moneda. Puede ser real o ficticia.</text:p>
      <text:p text:style-name="P15">Una divisa vale lo que vale su país (PIB). Su valor tiene que ser tangible.</text:p>
      <text:p text:style-name="P15">Ahora ya no están ligadas al oro. También está ligada a la inflación. La inflación nace cuando hay irregularidades entre producción de bienes y servicios y la impresión de la moneda.</text:p>
      <text:p text:style-name="P15"/>
      <text:p text:style-name="P5">Cómo crean dinero los bancos?</text:p>
      <text:p text:style-name="P23"><text:span text:style-name="T3">En un banco depositamos 1000€. El banco abre una cuenta corriente e incrementa los depósitos, pero hay gente que retira dinero también de los bancos. </text:span><text:span text:style-name="T4">Harán créditos cogiendo tu dinero al 0% y </text:span><text:soft-page-break/><text:span text:style-name="T4">prestándolos a la gente con intereses. Eso se llama </text:span><text:span text:style-name="T9">diferencial bancario.</text:span><text:span text:style-name="T4"> Gracias al coeficiente de reservas generan muchísimo dinero.</text:span></text:p>
      <text:p text:style-name="P16"/>
      <text:p text:style-name="P17">Es una progresión geométrica: S = a1/(1-r).</text:p>
      <text:p text:style-name="P17"/>
      <text:p text:style-name="P6">Inconvenientes del trueque y del intercambio</text:p>
      <text:p text:style-name="P6"/>
      <text:p text:style-name="P21"><text:span text:style-name="T17">Uniformidad:</text:span> Toda unidad monetaria sirve como intercambiable, independientemente de su estado o procedencia dentro del país (ej cigarros: los más caros valen lo mismo que los baratos, así que te fumas los baratos y pagas con los caros.</text:p>
      <text:p text:style-name="P7"/>
      <text:p text:style-name="P18">Con el intercambio, no se pueden fijar valores a los productos, así que se pueden dar intercambios totalmente injustos.</text:p>
      <text:p text:style-name="P18"/>
      <text:p text:style-name="P24"><text:span text:style-name="T3">Todo el mundo confía en el diner</text:span><text:span text:style-name="T5">o. Se puede comprar cualquier cosa por un precio fijado y “realista”. En la antigüedad, la sal tenía mucho valor, ya que permitía conservar los alimentos en países cálidos. Los aztecas utilizaban el cacao.</text:span></text:p>
      <text:p text:style-name="P19"/>
      <text:p text:style-name="P25"><text:span text:style-name="T10">L</text:span><text:span text:style-name="T8">ey de Gresham:</text:span><text:span text:style-name="T3"> La moneda mala siempre desplaza de circulación a la moneda buena. La buena se guardará y la mala se usará porque tiene el mismo valor. </text:span><text:span text:style-name="T6">Cuando hay 2 tipos de moneda (si son cigarros </text:span><text:span text:style-name="T7">de distinta marca), su valor de intercambio es el mismo pero su otro uso es diferente.</text:span></text:p>
      <text:p text:style-name="P29"/>
      <text:p text:style-name="P30">Las monedas alternativas son más fáciles de falsificar.</text:p>
      <text:p text:style-name="P30"/>
      <text:p text:style-name="P30">Si el dinero es abundante, pierde valor (suben precios), si es escaso, aumenta su valor (bajan precios).</text:p>
      <text:p text:style-name="P30"/>
      <text:p text:style-name="P34">Los bancos</text:p>
      <text:p text:style-name="P30">Los bancos tienen la capacidad de hacer dinero. Cuando la gente les deposita dinero, por ley, los bancos están obligados a mantener un % en líquido (coeficiente de caja o de reservas). De este porcentaje una parte estará en el banco central y la otra en efectivo en el banco. Hoy en día es del 1%, se ha ido reduciendo con el paso de los años.</text:p>
      <text:p text:style-name="P30"/>
      <text:p text:style-name="P30">El sistema bancario se basa en la confianza. Si queremos sacar dinero del banco, éste nos lo dará. No obstante, si todos queremos sacar nuestro dinero, llegará un momento en que no quede efectivo en la sucursal.</text:p>
      <text:p text:style-name="P30"/>
      <text:p text:style-name="P33">Cómo crean dinero sin ser considerados estafas piramidales?</text:p>
      <text:p text:style-name="P10"><text:span text:style-name="T13">Los bancos están obligados a conservar una parte del dinero que reciben en </text:span><text:span text:style-name="T14">sus arcas. Pero con el resto, pueden realizar sus propias operaciones. Lo más inteligente es que si tienes mucho dinero, metas 100000€ en cada banco del país, así garantizas que cuando quieras ir a sacarlo, te lo darán sin problemas, </text:span><text:span text:style-name="T15">debido al Fondo de Garantía de Depósitos, en caso de que los bancos quiebren</text:span><text:span text:style-name="T14">.</text:span></text:p>
      <text:p text:style-name="P31"/>
      <text:p text:style-name="P32">Los bancos crean préstamos de dinero con el 99% de nuestro dinero con un cierto interés. Esa gente utiliza el préstamo para comprar cosas, y los vendedores ingresan dinero en los bancos otra vez. De esta forma, se multiplica el dinero de los depósitos. </text:p>
      <text:p text:style-name="P32"/>
      <text:p text:style-name="P11"><text:span text:style-name="T19">Fórmula de la multiplicación bancaria = 1/R</text:span><text:span text:style-name="T16"> (R es el Coeficiente de Reservas Legales)</text:span><text:span text:style-name="T14"> </text:span></text:p>
      <text:p text:style-name="P32">El coeficiente de caja controla la cantidad de dinero que hay en el país.</text:p>
      <text:p text:style-name="P32">Nunca se llega a crear el máximo dinero posible: Reservas en exceso y manutención de préstamos en efectivo (así no se logra multiplicarlo al máximo).</text:p>
      <text:p text:style-name="P32"/>
      <text:p text:style-name="P32"><text:soft-page-break/></text:p>
      <text:p text:style-name="P26"/>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5T16:59:51.244451005</meta:creation-date>
    <meta:generator>LibreOffice/6.4.6.2$Linux_X86_64 LibreOffice_project/40$Build-2</meta:generator>
    <dc:date>2021-03-01T21:38:20.545299886</dc:date>
    <meta:editing-duration>PT6H24M18S</meta:editing-duration>
    <meta:editing-cycles>3</meta:editing-cycles>
    <meta:document-statistic meta:table-count="0" meta:image-count="0" meta:object-count="0" meta:page-count="4" meta:paragraph-count="43" meta:word-count="893" meta:character-count="5437" meta:non-whitespace-character-count="4585"/>
  </office:meta>
</office:document-meta>
</file>